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dfb1" officeooo:paragraph-rsid="0016dfb1"/>
    </style:style>
    <style:style style:name="P2" style:family="paragraph" style:parent-style-name="Standard">
      <style:text-properties officeooo:rsid="0017ff5a" officeooo:paragraph-rsid="0017ff5a"/>
    </style:style>
    <style:style style:name="P3" style:family="paragraph" style:parent-style-name="Standard">
      <style:text-properties officeooo:rsid="001870de" officeooo:paragraph-rsid="001870de"/>
    </style:style>
    <style:style style:name="P4" style:family="paragraph" style:parent-style-name="Standard">
      <style:text-properties officeooo:rsid="001bb672" officeooo:paragraph-rsid="001bb672"/>
    </style:style>
    <style:style style:name="P5" style:family="paragraph" style:parent-style-name="Standard">
      <style:text-properties officeooo:rsid="0017ff5a" officeooo:paragraph-rsid="0016dfb1"/>
    </style:style>
    <style:style style:name="P6" style:family="paragraph" style:parent-style-name="Standard">
      <style:text-properties officeooo:rsid="0016dfb1" officeooo:paragraph-rsid="0016dfb1"/>
    </style:style>
    <style:style style:name="P7" style:family="paragraph" style:parent-style-name="Standard">
      <style:text-properties officeooo:rsid="001c755b" officeooo:paragraph-rsid="001c755b"/>
    </style:style>
    <style:style style:name="T1" style:family="text">
      <style:text-properties officeooo:rsid="0017ff5a"/>
    </style:style>
    <style:style style:name="T2" style:family="text">
      <style:text-properties officeooo:rsid="001a038f"/>
    </style:style>
    <style:style style:name="T3" style:family="text">
      <style:text-properties officeooo:rsid="001c75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s for meeting COM480</text:p>
      <text:p text:style-name="P1"/>
      <text:p text:style-name="P1">- Papers concerning the issues ?</text:p>
      <text:p text:style-name="P1"/>
      <text:p text:style-name="P1">- How does the model work ? </text:p>
      <text:p text:style-name="P1"/>
      <text:p text:style-name="P1">- What have been the issues in visualizing the output of the model ?</text:p>
      <text:p text:style-name="P1"/>
      <text:p text:style-name="P1">- What will the visualization be used towards ?</text:p>
      <text:p text:style-name="P1"/>
      <text:p text:style-name="P1">- What are the expectations of the visualization ? What does a user need to see ?</text:p>
      <text:p text:style-name="P1"/>
      <text:p text:style-name="P1">- What does the visualization want to convey ?</text:p>
      <text:p text:style-name="P1"/>
      <text:p text:style-name="P1">- Constraints ?</text:p>
      <text:p text:style-name="P1"/>
      <text:p text:style-name="P1">- Already exisiting work ?</text:p>
      <text:p text:style-name="P1"/>
      <text:p text:style-name="P1">- What is the most important thing for the project in general and how can our visualization help you toward it ?</text:p>
      <text:p text:style-name="P1"/>
      <text:p text:style-name="P1">- <text:span text:style-name="T1">Main insight we need to convey ?</text:span></text:p>
      <text:p text:style-name="P5"><text:s/>A possible solution to having a cohousing community with everyone contribute equally</text:p>
      <text:p text:style-name="P1"><text:s/><text:span text:style-name="T1">Visualize parameters vs outpus → find comfort zones. </text:span></text:p>
      <text:p text:style-name="P2"><text:s/>Find breaking points for the parameters. </text:p>
      <text:p text:style-name="P2"><text:s/>Productivity of community and well-being of members : what are the concessions needed ? </text:p>
      <text:p text:style-name="P1"><text:s/><text:span text:style-name="T2">Correlation of parameters and outputs → visualize correlation between parameters. </text:span></text:p>
      <text:p text:style-name="P1"/>
      <text:p text:style-name="P1"/>
      <text:p text:style-name="P2">DATA : </text:p>
      <text:p text:style-name="P2">- We will need the parameters and results of the model.</text:p>
      <text:p text:style-name="P2">- We will either have access to the github of the model so we can run it ourselves or get the data from the responsible prof.</text:p>
      <text:p text:style-name="P2">- The data is composed of two main axis :</text:p>
      <text:p text:style-name="P2">- Paramters ( inputs ) either integers or string. For example : number of working hours, number of persons living, and capacity of house, attitude of members ( rank or string )</text:p>
      <text:p text:style-name="P2"><text:s/><text:span text:style-name="T3">Clustering by parameters to find outputs. </text:span></text:p>
      <text:p text:style-name="P1"/>
      <text:p text:style-name="P1"/>
      <text:p text:style-name="P3">SKILLS : </text:p>
      <text:p text:style-name="P3">- Papers on agent based modeling ?</text:p>
      <text:p text:style-name="P3">- Papers relevant to this specific project ?</text:p>
      <text:p text:style-name="P3"/>
      <text:p text:style-name="P3"><text:a xlink:type="simple" xlink:href="http://journals.sagepub.com/doi/abs/10.1177/0042098015586696" text:style-name="Internet_20_link" text:visited-style-name="Visited_20_Internet_20_Link">http://journals.sagepub.com/doi/abs/10.1177/0042098015586696</text:a></text:p>
      <text:p text:style-name="P3"><text:a xlink:type="simple" xlink:href="https://www.aaai.org/Papers/Symposia/Spring/2009/SS-09-09/SS09-09-007.pdf" text:style-name="Internet_20_link" text:visited-style-name="Visited_20_Internet_20_Link">https://www.aaai.org/Papers/Symposia/Spring/2009/SS-09-09/SS09-09-007.pdf</text:a></text:p>
      <text:p text:style-name="P3"/>
      <text:p text:style-name="P3"/>
      <text:p text:style-name="P3">- …</text:p>
      <text:p text:style-name="P3">TARGET : </text:p>
      <text:p text:style-name="P4">- Who will be the beneficiary of the project ? </text:p>
      <text:p text:style-name="P1">- How can we reach users through the design process ?</text:p>
      <text:p text:style-name="P1"><text:s/><text:span text:style-name="T3">Social studies in cohousing situations</text:span></text:p>
      <text:p text:style-name="P1"><text:soft-page-break/><text:s/></text:p>
      <text:p text:style-name="P7">INTERACTION</text:p>
      <text:p text:style-name="P7">- Static or interactive ?</text:p>
      <text:p text:style-name="P7">Thinking about a big pannel that you can modify parameters to see different outputs</text:p>
      <text:p text:style-name="P7"><text:tab/>→ explore limit cases, user can manipulate data how he wants. </text:p>
      <text:p text:style-name="P7"/>
      <text:p text:style-name="P7">- Compare different parameters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3:31:06.543000000</meta:creation-date>
    <dc:date>2018-10-30T15:01:10.150000000</dc:date>
    <meta:editing-duration>PT24M46S</meta:editing-duration>
    <meta:editing-cycles>2</meta:editing-cycles>
    <meta:generator>LibreOffice/5.3.3.2$Windows_X86_64 LibreOffice_project/3d9a8b4b4e538a85e0782bd6c2d430bafe583448</meta:generator>
    <meta:document-statistic meta:table-count="0" meta:image-count="0" meta:object-count="0" meta:page-count="2" meta:paragraph-count="38" meta:word-count="325" meta:character-count="1902" meta:non-whitespace-character-count="1593"/>
  </office:meta>
</office:document-meta>
</file>